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7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63in"/>
    </style:style>
    <style:style style:name="co4" style:family="table-column">
      <style:table-column-properties fo:break-before="auto" style:column-width="1.2528in"/>
    </style:style>
    <style:style style:name="co5" style:family="table-column">
      <style:table-column-properties fo:break-before="auto" style:column-width="1.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ackground-color="#33cc66"/>
      <style:text-properties style:text-underline-style="none"/>
    </style:style>
    <style:style style:name="ce5" style:family="table-cell" style:parent-style-name="Default">
      <style:table-cell-properties fo:background-color="#ffffcc"/>
      <style:text-properties fo:font-weight="bold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 style:data-style-name="N0"/>
    <style:style style:name="T1" style:family="text">
      <style:text-properties style:font-name="Nimbus Sans L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VARIABLES</text:p>
          </table:table-cell>
          <table:table-cell table:style-name="Default" table:number-columns-repeated="3"/>
          <table:table-cell table:style-name="ce1" office:value-type="string">
            <text:p>INVERSION</text:p>
          </table:table-cell>
          <table:table-cell table:style-name="Default" table:number-columns-repeated="2"/>
          <table:table-cell table:style-name="ce1" office:value-type="string">
            <text:p>Ganancias</text:p>
          </table:table-cell>
          <table:table-cell/>
          <table:table-cell office:value-type="string">
            <text:p>Gastos</text:p>
          </table:table-cell>
          <table:table-cell table:number-columns-repeated="2"/>
        </table:table-row>
        <table:table-row table:style-name="ro1">
          <table:table-cell office:value-type="string">
            <text:p>Precio Terminal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 table:style-name="Default" office:value-type="string">
            <text:p>Muebles Y utiles</text:p>
          </table:table-cell>
          <table:table-cell table:style-name="Default" office:value-type="float" office:value="8000">
            <text:p>8000</text:p>
          </table:table-cell>
          <table:table-cell table:style-name="Default"/>
          <table:table-cell office:value-type="string">
            <text:p>Terminales por mes</text:p>
          </table:table-cell>
          <table:table-cell office:value-type="float" office:value="106">
            <text:p>106</text:p>
          </table:table-cell>
          <table:table-cell office:value-type="string">
            <text:p>Luz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Precio servidor</text:p>
          </table:table-cell>
          <table:table-cell table:style-name="Default" office:value-type="float" office:value="240">
            <text:p>240</text:p>
          </table:table-cell>
          <table:table-cell table:style-name="Default" table:number-columns-repeated="2"/>
          <table:table-cell table:style-name="Default" office:value-type="string">
            <text:p>Computadoras</text:p>
          </table:table-cell>
          <table:table-cell table:style-name="Default" office:value-type="float" office:value="14000">
            <text:p>14000</text:p>
          </table:table-cell>
          <table:table-cell table:style-name="Default"/>
          <table:table-cell office:value-type="string">
            <text:p>Servers por mes</text:p>
          </table:table-cell>
          <table:table-cell table:style-name="ce8" office:value-type="float" office:value="1.5">
            <text:p>1.5</text:p>
          </table:table-cell>
          <table:table-cell office:value-type="string">
            <text:p>Gas 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servicio x hora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 table:style-name="Default" office:value-type="string">
            <text:p>Gastos de Habilitacion</text:p>
          </table:table-cell>
          <table:table-cell table:style-name="Default" office:value-type="float" office:value="2000">
            <text:p>2000</text:p>
          </table:table-cell>
          <table:table-cell table:style-name="Default"/>
          <table:table-cell office:value-type="string">
            <text:p>Hora servicio por server</text:p>
          </table:table-cell>
          <table:table-cell office:value-type="float" office:value="1">
            <text:p>1</text:p>
          </table:table-cell>
          <table:table-cell office:value-type="string">
            <text:p>Internet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office:value-type="string">
            <text:p>Hora servicio por terminal</text:p>
          </table:table-cell>
          <table:table-cell office:value-type="float" office:value="0.05">
            <text:p>0.05</text:p>
          </table:table-cell>
          <table:table-cell office:value-type="string">
            <text:p>Telefono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string">
            <text:p>Inversion</text:p>
          </table:table-cell>
          <table:table-cell table:style-name="Default" table:formula="oooc:=[.F2]+[.F3]+[.F4]" office:value-type="float" office:value="24000">
            <text:p>24000</text:p>
          </table:table-cell>
          <table:table-cell table:style-name="Default" table:number-columns-repeated="2"/>
          <table:table-cell table:style-name="ce1" office:value-type="string">
            <text:p>Capital de Trabajo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Capital De Trabajo</text:p>
          </table:table-cell>
          <table:table-cell table:style-name="Default" table:formula="oooc:=[.F7]+[.F8]+[.F9]+[.F10]+[.F11]" office:value-type="float" office:value="12600">
            <text:p>12600</text:p>
          </table:table-cell>
          <table:table-cell table:style-name="Default" table:number-columns-repeated="2"/>
          <table:table-cell table:style-name="Default" office:value-type="string">
            <text:p>Sueldos</text:p>
          </table:table-cell>
          <table:table-cell table:style-name="Default" office:value-type="float" office:value="8500">
            <text:p>85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Alquiler</text:p>
          </table:table-cell>
          <table:table-cell table:style-name="Default" office:value-type="float" office:value="1500">
            <text:p>15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Publicidad y Propaganda</text:p>
          </table:table-cell>
          <table:table-cell table:style-name="Default" office:value-type="float" office:value="1000">
            <text:p>1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Gastos varios</text:p>
          </table:table-cell>
          <table:table-cell table:style-name="Default" office:value-type="float" office:value="600">
            <text:p>6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Remodelacion del local</text:p>
          </table:table-cell>
          <table:table-cell table:style-name="Default" office:value-type="float" office:value="1000">
            <text:p>1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>
            <text:p>Cantidad de Servers</text:p>
          </table:table-cell>
          <table:table-cell office:value-type="float" office:value="0">
            <text:p>0</text:p>
          </table:table-cell>
          <table:table-cell table:formula="oooc:=0+1.5*11" office:value-type="float" office:value="16.5">
            <text:p>16.5</text:p>
          </table:table-cell>
          <table:table-cell table:formula="oooc:=[.C13]+([.I3])*12" office:value-type="float" office:value="34.5">
            <text:p>34.5</text:p>
          </table:table-cell>
          <table:table-cell table:formula="oooc:=[.D13]+([.I3])*12" office:value-type="float" office:value="52.5">
            <text:p>52.5</text:p>
          </table:table-cell>
          <table:table-cell table:formula="oooc:=[.E13]+([.I3])*12" office:value-type="float" office:value="70.5">
            <text:p>70.5</text:p>
          </table:table-cell>
          <table:table-cell table:formula="oooc:=[.F13]+([.I3])*12" office:value-type="float" office:value="88.5">
            <text:p>88.5</text:p>
          </table:table-cell>
          <table:table-cell table:formula="oooc:=[.G13]" office:value-type="float" office:value="88.5">
            <text:p>88.5</text:p>
          </table:table-cell>
          <table:table-cell table:formula="oooc:=[.H13]" office:value-type="float" office:value="88.5">
            <text:p>88.5</text:p>
          </table:table-cell>
          <table:table-cell table:formula="oooc:=[.I13]" office:value-type="float" office:value="88.5">
            <text:p>88.5</text:p>
          </table:table-cell>
          <table:table-cell table:formula="oooc:=[.J13]" office:value-type="float" office:value="88.5">
            <text:p>88.5</text:p>
          </table:table-cell>
          <table:table-cell table:formula="oooc:=[.K13]" office:value-type="float" office:value="88.5">
            <text:p>88.5</text:p>
          </table:table-cell>
        </table:table-row>
        <table:table-row table:style-name="ro1">
          <table:table-cell office:value-type="string">
            <text:p>Cantidad de terminales</text:p>
          </table:table-cell>
          <table:table-cell office:value-type="float" office:value="0">
            <text:p>0</text:p>
          </table:table-cell>
          <table:table-cell table:formula="oooc:=12*106" office:value-type="float" office:value="1272">
            <text:p>1272</text:p>
          </table:table-cell>
          <table:table-cell table:formula="oooc:=[.C14]+([.I2])*12" office:value-type="float" office:value="2544">
            <text:p>2544</text:p>
          </table:table-cell>
          <table:table-cell table:formula="oooc:=[.D14]+([.I2])*12" office:value-type="float" office:value="3816">
            <text:p>3816</text:p>
          </table:table-cell>
          <table:table-cell table:formula="oooc:=[.E14]+([.I2])*12" office:value-type="float" office:value="5088">
            <text:p>5088</text:p>
          </table:table-cell>
          <table:table-cell table:formula="oooc:=[.F14]+([.I2])*12" office:value-type="float" office:value="6360">
            <text:p>6360</text:p>
          </table:table-cell>
          <table:table-cell table:formula="oooc:=[.G14]" office:value-type="float" office:value="6360">
            <text:p>6360</text:p>
          </table:table-cell>
          <table:table-cell table:formula="oooc:=[.H14]" office:value-type="float" office:value="6360">
            <text:p>6360</text:p>
          </table:table-cell>
          <table:table-cell table:formula="oooc:=[.I14]" office:value-type="float" office:value="6360">
            <text:p>6360</text:p>
          </table:table-cell>
          <table:table-cell table:formula="oooc:=[.J14]" office:value-type="float" office:value="6360">
            <text:p>6360</text:p>
          </table:table-cell>
          <table:table-cell table:formula="oooc:=[.K14]" office:value-type="float" office:value="6360">
            <text:p>6360</text:p>
          </table:table-cell>
        </table:table-row>
        <table:table-row table:style-name="ro1">
          <table:table-cell table:style-name="ce1" office:value-type="string">
            <text:p>CASH FLOW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A<text:span text:style-name="T1">ÑO</text:span>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office:value-type="string">
            <text:p>Inversion</text:p>
          </table:table-cell>
          <table:table-cell table:formula="oooc:=-[.B6]" office:value-type="float" office:value="-24000">
            <text:p>-24000</text:p>
          </table:table-cell>
          <table:table-cell table:number-columns-repeated="10"/>
        </table:table-row>
        <table:table-row table:style-name="ro1">
          <table:table-cell office:value-type="string">
            <text:p>Ingreso por Ventas</text:p>
          </table:table-cell>
          <table:table-cell/>
          <table:table-cell table:formula="oooc:=([.I2]*[.B2]+[.I3]*[.B3])*12" office:value-type="float" office:value="80640">
            <text:p>80640</text:p>
          </table:table-cell>
          <table:table-cell table:formula="oooc:=([.I2]*[.B2]+[.I3]*[.B3])*12" office:value-type="float" office:value="80640">
            <text:p>80640</text:p>
          </table:table-cell>
          <table:table-cell table:formula="oooc:=([.I2]*[.B2]+[.I3]*[.B3])*12" office:value-type="float" office:value="80640">
            <text:p>80640</text:p>
          </table:table-cell>
          <table:table-cell table:formula="oooc:=([.I2]*[.B2]+[.I3]*[.B3])*12" office:value-type="float" office:value="80640">
            <text:p>80640</text:p>
          </table:table-cell>
          <table:table-cell table:formula="oooc:=([.I2]*[.B2]+[.I3]*[.B3])*12" office:value-type="float" office:value="80640">
            <text:p>8064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Ingreso por Servicios terminales</text:p>
          </table:table-cell>
          <table:table-cell/>
          <table:table-cell table:formula="oooc:=[.C14]*[.I5]*[.B4]*12" office:value-type="float" office:value="45792">
            <text:p>45792</text:p>
          </table:table-cell>
          <table:table-cell table:formula="oooc:=[.D14]*[.I5]*[.B4]*12" office:value-type="float" office:value="91584">
            <text:p>91584</text:p>
          </table:table-cell>
          <table:table-cell table:formula="oooc:=[.E14]*[.I5]*[.B4]*12" office:value-type="float" office:value="137376">
            <text:p>137376</text:p>
          </table:table-cell>
          <table:table-cell table:formula="oooc:=[.F14]*[.I5]*[.B4]*12" office:value-type="float" office:value="183168">
            <text:p>183168</text:p>
          </table:table-cell>
          <table:table-cell table:formula="oooc:=[.G14]*[.I5]*[.B4]*12" office:value-type="float" office:value="228960">
            <text:p>228960</text:p>
          </table:table-cell>
          <table:table-cell table:formula="oooc:=[.H14]*[.I5]*[.B4]*12" office:value-type="float" office:value="228960">
            <text:p>228960</text:p>
          </table:table-cell>
          <table:table-cell table:formula="oooc:=[.I14]*[.I5]*[.B4]*12" office:value-type="float" office:value="228960">
            <text:p>228960</text:p>
          </table:table-cell>
          <table:table-cell table:formula="oooc:=[.J14]*[.I5]*[.B4]*12" office:value-type="float" office:value="228960">
            <text:p>228960</text:p>
          </table:table-cell>
          <table:table-cell table:formula="oooc:=[.K14]*[.I5]*[.B4]*12" office:value-type="float" office:value="228960">
            <text:p>228960</text:p>
          </table:table-cell>
          <table:table-cell table:formula="oooc:=[.L14]*[.I5]*[.B4]*12" office:value-type="float" office:value="228960">
            <text:p>228960</text:p>
          </table:table-cell>
        </table:table-row>
        <table:table-row table:style-name="ro1">
          <table:table-cell office:value-type="string">
            <text:p>Ingreso por Servicios servers</text:p>
          </table:table-cell>
          <table:table-cell/>
          <table:table-cell table:formula="oooc:=[.C13]*([.I4]*[.B4]*12)" office:value-type="float" office:value="11880">
            <text:p>11880</text:p>
          </table:table-cell>
          <table:table-cell table:formula="oooc:=[.D13]*([.I4]*[.B4]*12)" office:value-type="float" office:value="24840">
            <text:p>24840</text:p>
          </table:table-cell>
          <table:table-cell table:formula="oooc:=[.E13]*([.I4]*[.B4]*12)" office:value-type="float" office:value="37800">
            <text:p>37800</text:p>
          </table:table-cell>
          <table:table-cell table:formula="oooc:=[.F13]*([.I4]*[.B4]*12)" office:value-type="float" office:value="50760">
            <text:p>50760</text:p>
          </table:table-cell>
          <table:table-cell table:formula="oooc:=[.G13]*([.I4]*[.B4]*12)" office:value-type="float" office:value="63720">
            <text:p>63720</text:p>
          </table:table-cell>
          <table:table-cell table:formula="oooc:=[.H13]*([.I4]*[.B4]*12)" office:value-type="float" office:value="63720">
            <text:p>63720</text:p>
          </table:table-cell>
          <table:table-cell table:formula="oooc:=[.I13]*([.I4]*[.B4]*12)" office:value-type="float" office:value="63720">
            <text:p>63720</text:p>
          </table:table-cell>
          <table:table-cell table:formula="oooc:=[.J13]*([.I4]*[.B4]*12)" office:value-type="float" office:value="63720">
            <text:p>63720</text:p>
          </table:table-cell>
          <table:table-cell table:formula="oooc:=[.K13]*([.I4]*[.B4]*12)" office:value-type="float" office:value="63720">
            <text:p>63720</text:p>
          </table:table-cell>
          <table:table-cell table:formula="oooc:=[.L13]*([.I4]*[.B4]*12)" office:value-type="float" office:value="63720">
            <text:p>63720</text:p>
          </table:table-cell>
        </table:table-row>
        <table:table-row table:style-name="ro1">
          <table:table-cell office:value-type="string">
            <text:p>Energia, Gas, Telefono e Internet</text:p>
          </table:table-cell>
          <table:table-cell/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  <table:table-cell table:formula="oooc:=-([.K2]+[.K3]+[.K4]+[.K5])*12" office:value-type="float" office:value="-11400">
            <text:p>-11400</text:p>
          </table:table-cell>
        </table:table-row>
        <table:table-row table:style-name="ro1">
          <table:table-cell office:value-type="string">
            <text:p>Recursos Humanos</text:p>
          </table:table-cell>
          <table:table-cell/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  <table:table-cell table:formula="oooc:=-[.F7]" office:value-type="float" office:value="-8500">
            <text:p>-8500</text:p>
          </table:table-cell>
        </table:table-row>
        <table:table-row table:style-name="ro1">
          <table:table-cell office:value-type="string">
            <text:p>Alquiler</text:p>
          </table:table-cell>
          <table:table-cell/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  <table:table-cell table:formula="oooc:=-[.F8]" office:value-type="float" office:value="-1500">
            <text:p>-1500</text:p>
          </table:table-cell>
        </table:table-row>
        <table:table-row table:style-name="ro1">
          <table:table-cell table:style-name="ce2" office:value-type="string">
            <text:p>Utilidad Bruta</text:p>
          </table:table-cell>
          <table:table-cell table:formula="oooc:=SUM([.B18:.B24])" office:value-type="float" office:value="-24000">
            <text:p>-24000</text:p>
          </table:table-cell>
          <table:table-cell table:formula="oooc:=SUM([.C18:.C24])" office:value-type="float" office:value="116912">
            <text:p>116912</text:p>
          </table:table-cell>
          <table:table-cell table:formula="oooc:=SUM([.D18:.D24])" office:value-type="float" office:value="175664">
            <text:p>175664</text:p>
          </table:table-cell>
          <table:table-cell table:formula="oooc:=SUM([.E18:.E24])" office:value-type="float" office:value="234416">
            <text:p>234416</text:p>
          </table:table-cell>
          <table:table-cell table:formula="oooc:=SUM([.F18:.F24])" office:value-type="float" office:value="293168">
            <text:p>293168</text:p>
          </table:table-cell>
          <table:table-cell table:formula="oooc:=SUM([.G18:.G24])" office:value-type="float" office:value="351920">
            <text:p>351920</text:p>
          </table:table-cell>
          <table:table-cell table:formula="oooc:=SUM([.H18:.H24])" office:value-type="float" office:value="271280">
            <text:p>271280</text:p>
          </table:table-cell>
          <table:table-cell table:formula="oooc:=SUM([.I18:.I24])" office:value-type="float" office:value="271280">
            <text:p>271280</text:p>
          </table:table-cell>
          <table:table-cell table:formula="oooc:=SUM([.J18:.J24])" office:value-type="float" office:value="271280">
            <text:p>271280</text:p>
          </table:table-cell>
          <table:table-cell table:formula="oooc:=SUM([.K18:.K24])" office:value-type="float" office:value="271280">
            <text:p>271280</text:p>
          </table:table-cell>
          <table:table-cell table:formula="oooc:=SUM([.L18:.L24])" office:value-type="float" office:value="271280">
            <text:p>271280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-0.35*[.C25]" office:value-type="float" office:value="-40919.2">
            <text:p>-40919.2</text:p>
          </table:table-cell>
          <table:table-cell table:formula="oooc:=-0.35*[.D25]" office:value-type="float" office:value="-61482.4">
            <text:p>-61482.4</text:p>
          </table:table-cell>
          <table:table-cell table:formula="oooc:=-0.35*[.E25]" office:value-type="float" office:value="-82045.6">
            <text:p>-82045.6</text:p>
          </table:table-cell>
          <table:table-cell table:formula="oooc:=-0.35*[.F25]" office:value-type="float" office:value="-102608.8">
            <text:p>-102608.8</text:p>
          </table:table-cell>
          <table:table-cell table:formula="oooc:=-0.35*[.G25]" office:value-type="float" office:value="-123172">
            <text:p>-123172</text:p>
          </table:table-cell>
          <table:table-cell table:formula="oooc:=-0.35*[.H25]" office:value-type="float" office:value="-94948">
            <text:p>-94948</text:p>
          </table:table-cell>
          <table:table-cell table:formula="oooc:=-0.35*[.I25]" office:value-type="float" office:value="-94948">
            <text:p>-94948</text:p>
          </table:table-cell>
          <table:table-cell table:formula="oooc:=-0.35*[.J25]" office:value-type="float" office:value="-94948">
            <text:p>-94948</text:p>
          </table:table-cell>
          <table:table-cell table:formula="oooc:=-0.35*[.K25]" office:value-type="float" office:value="-94948">
            <text:p>-94948</text:p>
          </table:table-cell>
          <table:table-cell table:formula="oooc:=-0.35*[.L25]" office:value-type="float" office:value="-94948">
            <text:p>-94948</text:p>
          </table:table-cell>
        </table:table-row>
        <table:table-row table:style-name="ro1">
          <table:table-cell table:style-name="ce2" office:value-type="string">
            <text:p>Utilidad Neta</text:p>
          </table:table-cell>
          <table:table-cell table:formula="oooc:=[.B25]" office:value-type="float" office:value="-24000">
            <text:p>-24000</text:p>
          </table:table-cell>
          <table:table-cell table:formula="oooc:=[.C25]+[.C26]" office:value-type="float" office:value="75992.8">
            <text:p>75992.8</text:p>
          </table:table-cell>
          <table:table-cell table:formula="oooc:=[.D25]+[.D26]" office:value-type="float" office:value="114181.6">
            <text:p>114181.6</text:p>
          </table:table-cell>
          <table:table-cell table:formula="oooc:=[.E25]+[.E26]" office:value-type="float" office:value="152370.4">
            <text:p>152370.4</text:p>
          </table:table-cell>
          <table:table-cell table:formula="oooc:=[.F25]+[.F26]" office:value-type="float" office:value="190559.2">
            <text:p>190559.2</text:p>
          </table:table-cell>
          <table:table-cell table:formula="oooc:=[.G25]+[.G26]" office:value-type="float" office:value="228748">
            <text:p>228748</text:p>
          </table:table-cell>
          <table:table-cell table:formula="oooc:=[.H25]+[.H26]" office:value-type="float" office:value="176332">
            <text:p>176332</text:p>
          </table:table-cell>
          <table:table-cell table:formula="oooc:=[.I25]+[.I26]" office:value-type="float" office:value="176332">
            <text:p>176332</text:p>
          </table:table-cell>
          <table:table-cell table:formula="oooc:=[.J25]+[.J26]" office:value-type="float" office:value="176332">
            <text:p>176332</text:p>
          </table:table-cell>
          <table:table-cell table:formula="oooc:=[.K25]+[.K26]" office:value-type="float" office:value="176332">
            <text:p>176332</text:p>
          </table:table-cell>
          <table:table-cell table:formula="oooc:=[.L25]+[.L26]" office:value-type="float" office:value="176332">
            <text:p>176332</text:p>
          </table:table-cell>
        </table:table-row>
        <table:table-row table:style-name="ro1">
          <table:table-cell office:value-type="string">
            <text:p>Capital De Trabajo</text:p>
          </table:table-cell>
          <table:table-cell table:formula="oooc:=-[.B7]" office:value-type="float" office:value="-12600">
            <text:p>-12600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Flujo de Caja</text:p>
          </table:table-cell>
          <table:table-cell table:formula="oooc:=[.B27]+[.B28]" office:value-type="float" office:value="-36600">
            <text:p>-36600</text:p>
          </table:table-cell>
          <table:table-cell table:formula="oooc:=[.C27]+[.C28]" office:value-type="float" office:value="75992.8">
            <text:p>75992.8</text:p>
          </table:table-cell>
          <table:table-cell table:formula="oooc:=[.D27]+[.D28]" office:value-type="float" office:value="114181.6">
            <text:p>114181.6</text:p>
          </table:table-cell>
          <table:table-cell table:formula="oooc:=[.E27]+[.E28]" office:value-type="float" office:value="152370.4">
            <text:p>152370.4</text:p>
          </table:table-cell>
          <table:table-cell table:formula="oooc:=[.F27]+[.F28]" office:value-type="float" office:value="190559.2">
            <text:p>190559.2</text:p>
          </table:table-cell>
          <table:table-cell table:formula="oooc:=[.G27]+[.G28]" office:value-type="float" office:value="228748">
            <text:p>228748</text:p>
          </table:table-cell>
          <table:table-cell table:formula="oooc:=[.H27]+[.H28]" office:value-type="float" office:value="176332">
            <text:p>176332</text:p>
          </table:table-cell>
          <table:table-cell table:formula="oooc:=[.I27]+[.I28]" office:value-type="float" office:value="176332">
            <text:p>176332</text:p>
          </table:table-cell>
          <table:table-cell table:formula="oooc:=[.J27]+[.J28]" office:value-type="float" office:value="176332">
            <text:p>176332</text:p>
          </table:table-cell>
          <table:table-cell table:formula="oooc:=[.K27]+[.K28]" office:value-type="float" office:value="176332">
            <text:p>176332</text:p>
          </table:table-cell>
          <table:table-cell table:formula="oooc:=[.L27]+[.L28]" office:value-type="float" office:value="176332">
            <text:p>176332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5" office:value-type="string">
            <text:p>VAN</text:p>
          </table:table-cell>
          <table:table-cell table:style-name="ce6" table:formula="oooc:=NPV(0.15;[.C29:.G29]) - [.B29]" office:value-type="currency" office:currency="USD" office:value="511885.425679769">
            <text:p>$511,885.43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>
            <text:p>TIR</text:p>
          </table:table-cell>
          <table:table-cell table:style-name="ce6" table:formula="oooc:=IRR([.B29:.G29])" office:value-type="percentage" office:value="2.48167446343721">
            <text:p>248.17%</text:p>
          </table:table-cell>
          <table:table-cell table:style-name="Default" table:number-columns-repeated="4"/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25">10/25/2005</text:date>, <text:time>15:05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0-22T15:35:38</meta:creation-date>
    <dc:creator>Luis Floreani</dc:creator>
    <dc:date>2005-10-25T15:05:23</dc:date>
    <dc:language>es-ES</dc:language>
    <meta:editing-cycles>11</meta:editing-cycles>
    <meta:editing-duration>PT1H6M56S</meta:editing-duration>
    <meta:user-defined meta:name="Info 1"/>
    <meta:user-defined meta:name="Info 2"/>
    <meta:user-defined meta:name="Info 3"/>
    <meta:user-defined meta:name="Info 4"/>
    <meta:document-statistic meta:table-count="3" meta:cell-count="215"/>
  </office:meta>
</office:document-meta>
</file>